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fr" fo:country="FR"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fr" fo:country="FR" style:language-asian="zxx" style:country-asian="none" style:language-complex="zxx" style:country-complex="none"/>
    </style:style>
    <style:style style:name="T1" style:family="text">
      <style:text-properties fo:font-weight="normal" style:font-weight-asian="normal" style:font-weight-complex="normal"/>
    </style:style>
    <style:style style:name="T2" style:family="text">
      <style:text-properties fo:color="#000000" style:text-line-through-style="none" style:font-name="Times New Roman" fo:font-size="13pt" fo:font-style="normal" style:text-underline-style="none" fo:font-weight="normal" fo:background-color="transparent" style:font-name-asian="Times New Roman1" style:font-size-asian="13pt" style:font-style-asian="normal" style:font-weight-asian="normal" style:font-name-complex="Times New Roman1" style:font-size-complex="13pt" style:font-style-complex="normal" style:font-weight-complex="normal"/>
    </style:style>
    <style:style style:name="T3" style:family="text">
      <style:text-properties fo:color="#000000" style:text-line-through-style="none" style:font-name="Times New Roman" fo:font-size="13pt" fo:font-style="normal" style:text-underline-style="none" fo:background-color="transparent" style:font-name-asian="Times New Roman1" style:font-size-asian="13pt" style:font-style-asian="normal" style:font-name-complex="Times New Roman1" style:font-size-complex="13pt" style:font-style-complex="normal"/>
    </style:style>
    <style:style style:name="T4"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401 = ~</text:span><text:span text:style-name="T4">Vri</text:span>domir...... Je sens Vridomir...<text:span text:style-name="T2">~</text:span></text:p>
      <text:p text:style-name="P1"><text:span text:style-name="T2">@1402 = ~</text:span>Ce Bâton ? C'est ça que tu veux, esprit ? *En montrant le bâton au revenant*</text:p>
      <text:p text:style-name="P1"><text:span text:style-name="T2">@1403 = ~</text:span>Meurt, immonde créature !<text:span text:style-name="T2">~</text:span></text:p>
      <text:p text:style-name="P1"><text:span text:style-name="T2">@1404 = ~</text:span>Vridomir le maudit... Vridomir le tueur.... Il est avec vous.<text:span text:style-name="T2">~</text:span></text:p>
      <text:p text:style-name="P1"><text:span text:style-name="T2">@1405 = ~</text:span>Je ne suis pas ami avec Vridomir. Je ne fais que porter son âme enfermée.<text:span text:style-name="T2">~~</text:span>Je ne suis pas amie avec Vridomir. Je ne fais que porter son âme enfermée.<text:span text:style-name="T2">~</text:span></text:p>
      <text:p text:style-name="P1"><text:span text:style-name="T2">@1406 = ~</text:span>Quel lien as-tu avec Vridomir, esprit ? Explique moi....<text:span text:style-name="T2">~</text:span></text:p>
      <text:p text:style-name="P1"><text:span text:style-name="T2">@1407 = ~</text:span>Pourquoi devrais-je donner ce bâton à un mort vivant pourrissant ?<text:span text:style-name="T2">~</text:span></text:p>
      <text:p text:style-name="P1"><text:span text:style-name="T2">@1408 = ~</text:span>Vridomir m'as tué..... ainsi que beaucoup d'autres, en une seule nuit. Je suis la vengeance de tous ceux là. Nous voulons la fin de Vridomir.<text:span text:style-name="T2">~</text:span></text:p>
      <text:p text:style-name="P1"><text:span text:style-name="T2">@1409 = ~</text:span>Avoir ce bâton t'apaiserait ? D’accord il est à toi.<text:span text:style-name="T2">~</text:span></text:p>
      <text:p text:style-name="P1"><text:span text:style-name="T2">@14010 = ~</text:span>Soit. Mais j'ai payé cher pour avoir ce bâton. As-tu quelques chose d'autre à me donner à la place ?<text:span text:style-name="T2">~</text:span></text:p>
      <text:p text:style-name="P1"><text:span text:style-name="T2">@14011 = ~</text:span>Je vois. Mais tu n'auras pas mon bâton. Tu n'es qu'un monstre comme les autres, alors disparaît.<text:span text:style-name="T2">~</text:span></text:p>
      <text:p text:style-name="P1"><text:span text:style-name="T2">@14012 = ~</text:span>Merci. <text:span text:style-name="T1"><text:s/>*Il casse le bâton en deux. L’âme de Vridomir flotte en l'air quelques instant avant que le revenant ne l'attrape et la broie entre ses mains. Puis il tombe en poussière*</text:span><text:span text:style-name="T2">~</text:span></text:p>
      <text:p text:style-name="P1"><text:span text:style-name="T2">@14013 = ~</text:span><text:span text:style-name="T1">J'ai encore assez de pouvoir : je peux faire votre tous les pouvoirs de Vridomir. C'est le mieux que je puisse offrir; je ne devrais même pas avoir à le faire.</text:span><text:span text:style-name="T2">~</text:span></text:p>
      <text:p text:style-name="P1"><text:span text:style-name="T2">@14014 = ~</text:span><text:span text:style-name="T1">Tous ses pouvoirs ? Wow. J'accepte. Fait ton office, vengeur.</text:span><text:span text:style-name="T2">~</text:span></text:p>
      <text:p text:style-name="P1"><text:span text:style-name="T2">@14015 = ~</text:span><text:span text:style-name="T1">Tous ses pouvoirs. Ça semble trop beau. Ça pue l'embrouille. Non. Tous ce que tu auras, c'est ta mort, sale monstre.</text:span><text:span text:style-name="T2">~</text:span></text:p>
      <text:p text:style-name="P2"><text:span text:style-name="T3">@14016 = ~</text:span>Merci. <text:s/>*Il casse le bâton en deux. L’âme de Vridomir flotte en l'air quelques instant avant que le revenant ne l'attrape et la broie entre ses mains. Vous sentez naître en vous un immense nouveau pouvoir. Puis le mort-vivant tombe en poussière.*<text:span text:style-name="T3">~</text:span></text:p>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0M10S</meta:editing-duration>
    <meta:editing-cycles>5</meta:editing-cycles>
    <meta:generator>OpenOffice/4.1.7$Win32 OpenOffice.org_project/417m1$Build-9800</meta:generator>
    <dc:date>2022-08-10T19:01:14.88</dc:date>
    <meta:document-statistic meta:table-count="0" meta:image-count="0" meta:object-count="0" meta:page-count="1" meta:paragraph-count="16" meta:word-count="323" meta:character-count="1782"/>
    <meta:user-defined meta:name="Info 1"/>
    <meta:user-defined meta:name="Info 2"/>
    <meta:user-defined meta:name="Info 3"/>
    <meta:user-defined meta:name="Info 4"/>
  </office:meta>
</office:document-meta>
</file>